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761f4" officeooo:paragraph-rsid="0215af7e"/>
    </style:style>
    <style:style style:name="P4" style:family="paragraph" style:parent-style-name="Standard">
      <style:text-properties officeooo:paragraph-rsid="0215af7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ef6a" officeooo:paragraph-rsid="021aef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bc24b" officeooo:paragraph-rsid="021bc24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cb7d3" officeooo:paragraph-rsid="021cb7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e024e" officeooo:paragraph-rsid="021e02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8" style:family="paragraph" style:parent-style-name="Exalted">
      <style:text-properties officeooo:rsid="02130696" officeooo:paragraph-rsid="02130696"/>
    </style:style>
    <style:style style:name="P39" style:family="paragraph" style:parent-style-name="Exalted">
      <style:text-properties officeooo:rsid="021cb7d3" officeooo:paragraph-rsid="021cb7d3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fbe96" officeooo:paragraph-rsid="021fbe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0136d" officeooo:paragraph-rsid="022013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21761f4" style:font-weight-asian="bold" style:font-weight-complex="bold"/>
    </style:style>
    <style:style style:name="T2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3" style:family="text">
      <style:text-properties officeooo:rsid="021408f7"/>
    </style:style>
    <style:style style:name="T4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5" style:family="text">
      <style:text-properties officeooo:rsid="0215af7e"/>
    </style:style>
    <style:style style:name="T6" style:family="text">
      <style:text-properties officeooo:rsid="0216685c"/>
    </style:style>
    <style:style style:name="T7" style:family="text">
      <style:text-properties officeooo:rsid="021761f4"/>
    </style:style>
    <style:style style:name="T8" style:family="text">
      <style:text-properties officeooo:rsid="02177ca7"/>
    </style:style>
    <style:style style:name="T9" style:family="text">
      <style:text-properties officeooo:rsid="021a760d"/>
    </style:style>
    <style:style style:name="T10" style:family="text">
      <style:text-properties officeooo:rsid="021cb7d3"/>
    </style:style>
    <style:style style:name="T11" style:family="text">
      <style:text-properties officeooo:rsid="021dacff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2">Characters</text:span></text:h>
        <text:p text:style-name="P38">The following is a table to help create characters on the fly, as needed for the campaign. </text:p>
        <text:p text:style-name="P39">Note that the <text:span text:style-name="T11">Di</text:span>ce <text:span text:style-name="T11">provided</text:span> do not include advantages from things such as accurate weapons <text:span text:style-name="T11">or scene-wide effects – it’s not unusual for another +2 dice to be added.</text:span>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2130217256832">
            <table:table-cell table:style-name="Table1.A1" table:number-columns-spanned="8" office:value-type="string">
              <text:p text:style-name="P5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8"/>
            </table:table-cell>
            <table:table-cell table:style-name="Table1.B2" office:value-type="string">
              <text:p text:style-name="P12">Def. 1</text:p>
            </table:table-cell>
            <table:table-cell table:style-name="Table1.B2" office:value-type="string">
              <text:p text:style-name="P12">Def 2.</text:p>
            </table:table-cell>
            <table:table-cell table:style-name="Table1.B2" office:value-type="string">
              <text:p text:style-name="P10">Dmg.</text:p>
            </table:table-cell>
            <table:table-cell table:style-name="Table1.B2" office:value-type="string">
              <text:p text:style-name="P16">Hp</text:p>
            </table:table-cell>
            <table:table-cell table:style-name="Table1.B2" office:value-type="string">
              <text:p text:style-name="P14">Resolve</text:p>
            </table:table-cell>
            <table:table-cell table:style-name="Table1.B2" office:value-type="string">
              <text:p text:style-name="P6">Dice <text:span text:style-name="T3">(</text:span><text:span text:style-name="T4">High</text:span><text:span text:style-name="T3">)</text:span></text:p>
            </table:table-cell>
            <table:table-cell table:style-name="Table1.A2" office:value-type="string">
              <text:p text:style-name="P6">Dice <text:span text:style-name="T3">(Avg.)</text:span></text:p>
            </table:table-cell>
          </table:table-row>
          <table:table-row table:style-name="TableLine2130217250848">
            <table:table-cell table:style-name="Table1.A3" office:value-type="string">
              <text:p text:style-name="P35">Child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0">
              <text:p text:style-name="P20">0</text:p>
            </table:table-cell>
            <table:table-cell table:style-name="Table1.B3" office:value-type="float" office:value="5">
              <text:p text:style-name="P22">5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H3" office:value-type="float" office:value="2">
              <text:p text:style-name="P20">2</text:p>
            </table:table-cell>
          </table:table-row>
          <table:table-row table:style-name="Table1.2">
            <table:table-cell table:style-name="Table1.A2" office:value-type="string">
              <text:p text:style-name="P33">Weak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4" office:value-type="float" office:value="1">
              <text:p text:style-name="P19">1</text:p>
            </table:table-cell>
            <table:table-cell table:style-name="Table1.B2" office:value-type="string">
              <text:p text:style-name="P20">2(1)</text:p>
            </table:table-cell>
            <table:table-cell table:style-name="Table1.B4" office:value-type="float" office:value="8">
              <text:p text:style-name="P37">8</text:p>
            </table:table-cell>
            <table:table-cell table:style-name="Table1.B4" office:value-type="float" office:value="1">
              <text:p text:style-name="P22">1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H4" office:value-type="float" office:value="2">
              <text:p text:style-name="P32">2</text:p>
            </table:table-cell>
          </table:table-row>
          <table:table-row table:style-name="Table1.2">
            <table:table-cell table:style-name="Table1.A3" office:value-type="string">
              <text:p text:style-name="P33">Normal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D5" office:value-type="string">
              <text:p text:style-name="P22">3(1)</text:p>
            </table:table-cell>
            <table:table-cell table:style-name="Table1.B3" office:value-type="float" office:value="15">
              <text:p text:style-name="P28">15</text:p>
            </table:table-cell>
            <table:table-cell table:style-name="Table1.B3" office:value-type="float" office:value="2">
              <text:p text:style-name="P22">2</text:p>
            </table:table-cell>
            <table:table-cell table:style-name="Table1.B3" office:value-type="float" office:value="5">
              <text:p text:style-name="P30">5</text:p>
            </table:table-cell>
            <table:table-cell table:style-name="Table1.H3" office:value-type="float" office:value="3">
              <text:p text:style-name="P22">3</text:p>
            </table:table-cell>
          </table:table-row>
          <table:table-row table:style-name="Table1.2">
            <table:table-cell table:style-name="Table1.A2" office:value-type="string">
              <text:p text:style-name="P33">Heroic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2" office:value-type="string">
              <text:p text:style-name="P22"><text:span text:style-name="T5">5</text:span>(2)</text:p>
            </table:table-cell>
            <table:table-cell table:style-name="Table1.B4" office:value-type="float" office:value="20">
              <text:p text:style-name="P23">20</text:p>
            </table:table-cell>
            <table:table-cell table:style-name="Table1.B4" office:value-type="float" office:value="3">
              <text:p text:style-name="P22">3</text:p>
            </table:table-cell>
            <table:table-cell table:style-name="Table1.B4" office:value-type="float" office:value="6">
              <text:p text:style-name="P32">6</text:p>
            </table:table-cell>
            <table:table-cell table:style-name="Table1.H4" office:value-type="float" office:value="5">
              <text:p text:style-name="P32">5</text:p>
            </table:table-cell>
          </table:table-row>
        </table:table>
        <text:p text:style-name="P3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2130215599120">
            <table:table-cell table:style-name="Table2.A1" table:number-columns-spanned="8" office:value-type="string">
              <text:p text:style-name="P18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9"/>
            </table:table-cell>
            <table:table-cell table:style-name="Table2.B2" office:value-type="string">
              <text:p text:style-name="P13">Def. 1</text:p>
            </table:table-cell>
            <table:table-cell table:style-name="Table2.B2" office:value-type="string">
              <text:p text:style-name="P13">Def 2.</text:p>
            </table:table-cell>
            <table:table-cell table:style-name="Table2.B2" office:value-type="string">
              <text:p text:style-name="P11">Dmg.</text:p>
            </table:table-cell>
            <table:table-cell table:style-name="Table2.B2" office:value-type="string">
              <text:p text:style-name="P17">Hp</text:p>
            </table:table-cell>
            <table:table-cell table:style-name="Table2.B2" office:value-type="string">
              <text:p text:style-name="P15">Resolve</text:p>
            </table:table-cell>
            <table:table-cell table:style-name="Table2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2.A2" office:value-type="string">
              <text:p text:style-name="P7">Dice <text:span text:style-name="T3">(Avg.)</text:span></text:p>
            </table:table-cell>
          </table:table-row>
          <table:table-row table:style-name="Table2.2">
            <table:table-cell table:style-name="Table2.A3" office:value-type="string">
              <text:p text:style-name="P34">Weak</text:p>
            </table:table-cell>
            <table:table-cell table:style-name="Table2.B3" office:value-type="float" office:value="2">
              <text:p text:style-name="P41">2</text:p>
            </table:table-cell>
            <table:table-cell table:style-name="Table2.B3" office:value-type="float" office:value="1">
              <text:p text:style-name="P40">1</text:p>
            </table:table-cell>
            <table:table-cell table:style-name="Table2.D3" office:value-type="string">
              <text:p text:style-name="P21"><text:span text:style-name="T6">2</text:span>(1)</text:p>
            </table:table-cell>
            <table:table-cell table:style-name="Table2.B3" office:value-type="float" office:value="8">
              <text:p text:style-name="P37">8</text:p>
            </table:table-cell>
            <table:table-cell table:style-name="Table2.B3" office:value-type="float" office:value="1">
              <text:p text:style-name="P24">1</text:p>
            </table:table-cell>
            <table:table-cell table:style-name="Table2.B3" office:value-type="float" office:value="4">
              <text:p text:style-name="P24">4</text:p>
            </table:table-cell>
            <table:table-cell table:style-name="Table2.H3" office:value-type="float" office:value="2">
              <text:p text:style-name="P24">2</text:p>
            </table:table-cell>
          </table:table-row>
          <table:table-row table:style-name="Table2.2">
            <table:table-cell table:style-name="Table2.A2" office:value-type="string">
              <text:p text:style-name="P34">Normal</text:p>
            </table:table-cell>
            <table:table-cell table:style-name="Table2.B4" office:value-type="float" office:value="3">
              <text:p text:style-name="P24">3</text:p>
            </table:table-cell>
            <table:table-cell table:style-name="Table2.B4" office:value-type="float" office:value="2">
              <text:p text:style-name="P40">2</text:p>
            </table:table-cell>
            <table:table-cell table:style-name="Table2.B2" office:value-type="string">
              <text:p text:style-name="P24"><text:span text:style-name="T6">5</text:span>(1)</text:p>
            </table:table-cell>
            <table:table-cell table:style-name="Table2.B4" office:value-type="float" office:value="12">
              <text:p text:style-name="P27">1<text:span text:style-name="T9">2</text:span></text:p>
            </table:table-cell>
            <table:table-cell table:style-name="Table2.B4" office:value-type="float" office:value="2">
              <text:p text:style-name="P24">2</text:p>
            </table:table-cell>
            <table:table-cell table:style-name="Table2.B4" office:value-type="float" office:value="5">
              <text:p text:style-name="P31">5</text:p>
            </table:table-cell>
            <table:table-cell table:style-name="Table2.H4" office:value-type="float" office:value="3">
              <text:p text:style-name="P24">3</text:p>
            </table:table-cell>
          </table:table-row>
          <table:table-row table:style-name="Table2.2">
            <table:table-cell table:style-name="Table2.A3" office:value-type="string">
              <text:p text:style-name="P36">Tough</text:p>
            </table:table-cell>
            <table:table-cell table:style-name="Table2.B3" office:value-type="float" office:value="4">
              <text:p text:style-name="P24">4</text:p>
            </table:table-cell>
            <table:table-cell table:style-name="Table2.B3" office:value-type="float" office:value="2">
              <text:p text:style-name="P24">2</text:p>
            </table:table-cell>
            <table:table-cell table:style-name="Table2.D5" office:value-type="string">
              <text:p text:style-name="P24"><text:span text:style-name="T6">7</text:span>(2)</text:p>
            </table:table-cell>
            <table:table-cell table:style-name="Table2.B3" office:value-type="float" office:value="18">
              <text:p text:style-name="P28">18</text:p>
            </table:table-cell>
            <table:table-cell table:style-name="Table2.B3" office:value-type="float" office:value="3">
              <text:p text:style-name="P24">3</text:p>
            </table:table-cell>
            <table:table-cell table:style-name="Table2.B3" office:value-type="float" office:value="6">
              <text:p text:style-name="P31">6</text:p>
            </table:table-cell>
            <table:table-cell table:style-name="Table2.H3" office:value-type="float" office:value="4">
              <text:p text:style-name="P24">4</text:p>
            </table:table-cell>
          </table:table-row>
          <table:table-row table:style-name="Table2.2">
            <table:table-cell table:style-name="Table2.A2" office:value-type="string">
              <text:p text:style-name="P34">Heroic</text:p>
            </table:table-cell>
            <table:table-cell table:style-name="Table2.B4" office:value-type="float" office:value="6">
              <text:p text:style-name="P25">6</text:p>
            </table:table-cell>
            <table:table-cell table:style-name="Table2.B4" office:value-type="float" office:value="3">
              <text:p text:style-name="P25">3</text:p>
            </table:table-cell>
            <table:table-cell table:style-name="Table2.B2" office:value-type="string">
              <text:p text:style-name="P25"><text:span text:style-name="T6">9</text:span>(3)</text:p>
            </table:table-cell>
            <table:table-cell table:style-name="Table2.B4" office:value-type="float" office:value="24">
              <text:p text:style-name="P28">24</text:p>
            </table:table-cell>
            <table:table-cell table:style-name="Table2.B4" office:value-type="float" office:value="5">
              <text:p text:style-name="P25">5</text:p>
            </table:table-cell>
            <table:table-cell table:style-name="Table2.B4" office:value-type="float" office:value="8">
              <text:p text:style-name="P31">8</text:p>
            </table:table-cell>
            <table:table-cell table:style-name="Table2.H4" office:value-type="float" office:value="6">
              <text:p text:style-name="P25">6</text:p>
            </table:table-cell>
          </table:table-row>
          <table:table-row table:style-name="Table2.2">
            <table:table-cell table:style-name="Table2.A2" office:value-type="string">
              <text:p text:style-name="P36">Legend</text:p>
            </table:table-cell>
            <table:table-cell table:style-name="Table2.B4" office:value-type="float" office:value="8">
              <text:p text:style-name="P25">8</text:p>
            </table:table-cell>
            <table:table-cell table:style-name="Table2.B4" office:value-type="float" office:value="4">
              <text:p text:style-name="P25">4</text:p>
            </table:table-cell>
            <table:table-cell table:style-name="Table2.B2" office:value-type="string">
              <text:p text:style-name="P25"><text:span text:style-name="T6">11</text:span>(5)</text:p>
            </table:table-cell>
            <table:table-cell table:style-name="Table2.B4" office:value-type="float" office:value="35">
              <text:p text:style-name="P28">35</text:p>
            </table:table-cell>
            <table:table-cell table:style-name="Table2.B4" office:value-type="float" office:value="7">
              <text:p text:style-name="P25">7</text:p>
            </table:table-cell>
            <table:table-cell table:style-name="Table2.B4" office:value-type="float" office:value="10">
              <text:p text:style-name="P25">1<text:span text:style-name="T10">0</text:span></text:p>
            </table:table-cell>
            <table:table-cell table:style-name="Table2.H4" office:value-type="float" office:value="8">
              <text:p text:style-name="P25">8</text:p>
            </table:table-cell>
          </table:table-row>
        </table:table>
        <text:p text:style-name="P4"><text:span text:style-name="T1">Notes:</text:span><text:span text:style-name="T7"> Wild creatures tend to have higher combat values, but lower raw dice to work with.</text:span></text:p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2128259716944">
            <table:table-cell table:style-name="Table3.A1" table:number-columns-spanned="8" office:value-type="string">
              <text:p text:style-name="P18">Exalt / Minor God / <text:span text:style-name="T8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7">Ess</text:p>
            </table:table-cell>
            <table:table-cell table:style-name="Table3.B2" office:value-type="string">
              <text:p text:style-name="P13">Def. 1</text:p>
            </table:table-cell>
            <table:table-cell table:style-name="Table3.B2" office:value-type="string">
              <text:p text:style-name="P13">Def 2.</text:p>
            </table:table-cell>
            <table:table-cell table:style-name="Table3.B2" office:value-type="string">
              <text:p text:style-name="P11">Dmg.</text:p>
            </table:table-cell>
            <table:table-cell table:style-name="Table3.B2" office:value-type="string">
              <text:p text:style-name="P17">Hp</text:p>
            </table:table-cell>
            <table:table-cell table:style-name="Table3.B2" office:value-type="string">
              <text:p text:style-name="P15">Resolve</text:p>
            </table:table-cell>
            <table:table-cell table:style-name="Table3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3.A2" office:value-type="string">
              <text:p text:style-name="P7">Dice <text:span text:style-name="T3">(Avg.)</text:span></text:p>
            </table:table-cell>
          </table:table-row>
          <table:table-row table:style-name="Table3.2">
            <table:table-cell table:style-name="Table3.A3" office:value-type="string">
              <text:p text:style-name="P36">1</text:p>
            </table:table-cell>
            <table:table-cell table:style-name="Table3.B3" office:value-type="float" office:value="3">
              <text:p text:style-name="P29">3</text:p>
            </table:table-cell>
            <table:table-cell table:style-name="Table3.B3" office:value-type="float" office:value="1">
              <text:p text:style-name="P29">1</text:p>
            </table:table-cell>
            <table:table-cell table:style-name="Table3.D3" office:value-type="string">
              <text:p text:style-name="P24"><text:span text:style-name="T5">5</text:span>(<text:span text:style-name="T5">2</text:span>)</text:p>
            </table:table-cell>
            <table:table-cell table:style-name="Table3.B3" office:value-type="float" office:value="15">
              <text:p text:style-name="P21">1<text:span text:style-name="T5">5</text:span></text:p>
            </table:table-cell>
            <table:table-cell table:style-name="Table3.B3" office:value-type="float" office:value="2">
              <text:p text:style-name="P25">2</text:p>
            </table:table-cell>
            <table:table-cell table:style-name="Table3.B3" office:value-type="float" office:value="6">
              <text:p text:style-name="P31">6</text:p>
            </table:table-cell>
            <table:table-cell table:style-name="Table3.H3" office:value-type="float" office:value="5">
              <text:p text:style-name="P25">5</text:p>
            </table:table-cell>
          </table:table-row>
          <table:table-row table:style-name="Table3.2">
            <table:table-cell table:style-name="Table3.A2" office:value-type="string">
              <text:p text:style-name="P36">2</text:p>
            </table:table-cell>
            <table:table-cell table:style-name="Table3.B4" office:value-type="float" office:value="4">
              <text:p text:style-name="P29">4</text:p>
            </table:table-cell>
            <table:table-cell table:style-name="Table3.B4" office:value-type="float" office:value="2">
              <text:p text:style-name="P29">2</text:p>
            </table:table-cell>
            <table:table-cell table:style-name="Table3.B2" office:value-type="string">
              <text:p text:style-name="P24"><text:span text:style-name="T5">7</text:span>(2)</text:p>
            </table:table-cell>
            <table:table-cell table:style-name="Table3.B4" office:value-type="float" office:value="20">
              <text:p text:style-name="P25">20</text:p>
            </table:table-cell>
            <table:table-cell table:style-name="Table3.B4" office:value-type="float" office:value="3">
              <text:p text:style-name="P25">3</text:p>
            </table:table-cell>
            <table:table-cell table:style-name="Table3.B4" office:value-type="float" office:value="8">
              <text:p text:style-name="P31">8</text:p>
            </table:table-cell>
            <table:table-cell table:style-name="Table3.H4" office:value-type="float" office:value="6">
              <text:p text:style-name="P25">6</text:p>
            </table:table-cell>
          </table:table-row>
          <table:table-row table:style-name="Table3.2">
            <table:table-cell table:style-name="Table3.A3" office:value-type="string">
              <text:p text:style-name="P36">3</text:p>
            </table:table-cell>
            <table:table-cell table:style-name="Table3.B3" office:value-type="float" office:value="5">
              <text:p text:style-name="P29">5</text:p>
            </table:table-cell>
            <table:table-cell table:style-name="Table3.B3" office:value-type="float" office:value="3">
              <text:p text:style-name="P29">3</text:p>
            </table:table-cell>
            <table:table-cell table:style-name="Table3.D5" office:value-type="string">
              <text:p text:style-name="P25">9(3)</text:p>
            </table:table-cell>
            <table:table-cell table:style-name="Table3.B3" office:value-type="float" office:value="25">
              <text:p text:style-name="P24">2<text:span text:style-name="T5">5</text:span></text:p>
            </table:table-cell>
            <table:table-cell table:style-name="Table3.B3" office:value-type="float" office:value="5">
              <text:p text:style-name="P25">5</text:p>
            </table:table-cell>
            <table:table-cell table:style-name="Table3.B3" office:value-type="float" office:value="10">
              <text:p text:style-name="P31">10</text:p>
            </table:table-cell>
            <table:table-cell table:style-name="Table3.H3" office:value-type="float" office:value="7">
              <text:p text:style-name="P25">7</text:p>
            </table:table-cell>
          </table:table-row>
          <table:table-row table:style-name="Table3.2">
            <table:table-cell table:style-name="Table3.A2" office:value-type="string">
              <text:p text:style-name="P36">4</text:p>
            </table:table-cell>
            <table:table-cell table:style-name="Table3.B4" office:value-type="float" office:value="6">
              <text:p text:style-name="P25">6</text:p>
            </table:table-cell>
            <table:table-cell table:style-name="Table3.B4" office:value-type="float" office:value="3">
              <text:p text:style-name="P25">3</text:p>
            </table:table-cell>
            <table:table-cell table:style-name="Table3.B2" office:value-type="string">
              <text:p text:style-name="P25">11(5)</text:p>
            </table:table-cell>
            <table:table-cell table:style-name="Table3.B4" office:value-type="float" office:value="30">
              <text:p text:style-name="P25">30</text:p>
            </table:table-cell>
            <table:table-cell table:style-name="Table3.B4" office:value-type="float" office:value="5">
              <text:p text:style-name="P25">5</text:p>
            </table:table-cell>
            <table:table-cell table:style-name="Table3.B4" office:value-type="float" office:value="12">
              <text:p text:style-name="P25">1<text:span text:style-name="T10">2</text:span></text:p>
            </table:table-cell>
            <table:table-cell table:style-name="Table3.H4" office:value-type="float" office:value="8">
              <text:p text:style-name="P25">8</text:p>
            </table:table-cell>
          </table:table-row>
          <table:table-row table:style-name="Table3.2">
            <table:table-cell table:style-name="Table3.A3" office:value-type="string">
              <text:p text:style-name="P36">5</text:p>
            </table:table-cell>
            <table:table-cell table:style-name="Table3.B3" office:value-type="float" office:value="8">
              <text:p text:style-name="P25">8</text:p>
            </table:table-cell>
            <table:table-cell table:style-name="Table3.B3" office:value-type="float" office:value="4">
              <text:p text:style-name="P25">4</text:p>
            </table:table-cell>
            <table:table-cell table:style-name="Table3.D7" office:value-type="string">
              <text:p text:style-name="P25">12(6)</text:p>
            </table:table-cell>
            <table:table-cell table:style-name="Table3.B3" office:value-type="float" office:value="40">
              <text:p text:style-name="P25">40</text:p>
            </table:table-cell>
            <table:table-cell table:style-name="Table3.B3" office:value-type="float" office:value="6">
              <text:p text:style-name="P25">6</text:p>
            </table:table-cell>
            <table:table-cell table:style-name="Table3.B3" office:value-type="float" office:value="14">
              <text:p text:style-name="P25">14</text:p>
            </table:table-cell>
            <table:table-cell table:style-name="Table3.H3" office:value-type="float" office:value="10">
              <text:p text:style-name="P25">10</text:p>
            </table:table-cell>
          </table:table-row>
          <table:table-row table:style-name="Table3.2">
            <table:table-cell table:style-name="Table3.A2" office:value-type="string">
              <text:p text:style-name="P36">6</text:p>
            </table:table-cell>
            <table:table-cell table:style-name="Table3.B4" office:value-type="float" office:value="8">
              <text:p text:style-name="P25">8</text:p>
            </table:table-cell>
            <table:table-cell table:style-name="Table3.B4" office:value-type="float" office:value="5">
              <text:p text:style-name="P25">5</text:p>
            </table:table-cell>
            <table:table-cell table:style-name="Table3.B2" office:value-type="string">
              <text:p text:style-name="P26">14(7)</text:p>
            </table:table-cell>
            <table:table-cell table:style-name="Table3.B4" office:value-type="float" office:value="50">
              <text:p text:style-name="P25">50</text:p>
            </table:table-cell>
            <table:table-cell table:style-name="Table3.B4" office:value-type="float" office:value="7">
              <text:p text:style-name="P25">7</text:p>
            </table:table-cell>
            <table:table-cell table:style-name="Table3.B4" office:value-type="float" office:value="15">
              <text:p text:style-name="P25">15</text:p>
            </table:table-cell>
            <table:table-cell table:style-name="Table3.H4" office:value-type="float" office:value="11">
              <text:p text:style-name="P25">11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08T08:20:19.829000000</dc:date>
    <meta:editing-cycles>501</meta:editing-cycles>
    <meta:editing-duration>P1DT23H43S</meta:editing-duration>
    <meta:generator>LibreOffice/7.2.2.2$Windows_X86_64 LibreOffice_project/02b2acce88a210515b4a5bb2e46cbfb63fe97d56</meta:generator>
    <dc:creator>Samuel Smith</dc:creator>
    <meta:document-statistic meta:table-count="3" meta:image-count="0" meta:object-count="0" meta:page-count="1" meta:paragraph-count="154" meta:word-count="231" meta:character-count="788" meta:non-whitespace-character-count="709"/>
  </office:meta>
</office:document-meta>
</file>